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46.07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143.53mm"/>
    </style:style>
    <style:style style:name="co5" style:family="table-column">
      <style:table-column-properties fo:break-before="auto" style:column-width="96.0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3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nome comune</text:p>
          </table:table-cell>
          <table:table-cell table:style-name="ce1" office:value-type="string" calcext:value-type="string">
            <text:p>nome latino e autore</text:p>
          </table:table-cell>
          <table:table-cell table:style-name="ce1" office:value-type="string" calcext:value-type="string">
            <text:p>caratteristiche; un possibile utilizzo</text:p>
          </table:table-cell>
          <table:table-cell table:style-name="ce1" office:value-type="string" calcext:value-type="string">
            <text:p>link approfondimento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ft01</text:p>
          </table:table-cell>
          <table:table-cell office:value-type="string" calcext:value-type="string">
            <text:p>Acetosa</text:p>
          </table:table-cell>
          <table:table-cell office:value-type="string" calcext:value-type="string">
            <text:p>Rumex acetosa L.</text:p>
          </table:table-cell>
          <table:table-cell table:style-name="ce2" office:value-type="string" calcext:value-type="string">
            <text:p>Foglie sagittate; decotto di pianta intera come depurativo</text:p>
          </table:table-cell>
          <table:table-cell table:style-name="ce3" office:value-type="string" calcext:value-type="string">
            <text:p><text:a xlink:href="http://www.floraitaliae.actaplantarum.org/viewtopic.php?t=3914" xlink:type="simple">http://www.floraitaliae.actaplantarum.org/viewtopic.php?t=391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2</text:p>
          </table:table-cell>
          <table:table-cell office:value-type="string" calcext:value-type="string">
            <text:p>Achillea</text:p>
          </table:table-cell>
          <table:table-cell office:value-type="string" calcext:value-type="string">
            <text:p>Achillea millefolium L.</text:p>
          </table:table-cell>
          <table:table-cell table:style-name="ce2" office:value-type="string" calcext:value-type="string">
            <text:p>Fusto foglioso con foglie alterne; infuso di sommità fiorite per i disturbi della menopausa</text:p>
          </table:table-cell>
          <table:table-cell table:style-name="ce3" office:value-type="string" calcext:value-type="string">
            <text:p><text:a xlink:href="http://www.floraitaliae.actaplantarum.org/viewtopic.php?t=50297" xlink:type="simple">http://www.floraitaliae.actaplantarum.org/viewtopic.php?t=5029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3</text:p>
          </table:table-cell>
          <table:table-cell office:value-type="string" calcext:value-type="string">
            <text:p>Agrifoglio</text:p>
          </table:table-cell>
          <table:table-cell office:value-type="string" calcext:value-type="string">
            <text:p>Ilex aquifolium L.</text:p>
          </table:table-cell>
          <table:table-cell table:style-name="ce2" office:value-type="string" calcext:value-type="string">
            <text:p>Foglie persistenti, ovate; decotto di foglie come antireumatico</text:p>
          </table:table-cell>
          <table:table-cell table:style-name="ce4" office:value-type="string" calcext:value-type="string">
            <text:p><text:a xlink:href="http://www.floraitaliae.actaplantarum.org/viewtopic.php?t=2246" xlink:type="simple">http://www.floraitaliae.actaplantarum.org/viewtopic.php?t=224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4</text:p>
          </table:table-cell>
          <table:table-cell office:value-type="string" calcext:value-type="string">
            <text:p>Alloro</text:p>
          </table:table-cell>
          <table:table-cell office:value-type="string" calcext:value-type="string">
            <text:p>Laurus nobilis L.</text:p>
          </table:table-cell>
          <table:table-cell table:style-name="ce2" office:value-type="string" calcext:value-type="string">
            <text:p>Foglie persistenti, alterne; infuso di foglie per dispepsie atoniche</text:p>
          </table:table-cell>
          <table:table-cell table:style-name="ce4" office:value-type="string" calcext:value-type="string">
            <text:p><text:a xlink:href="http://www.floraitaliae.actaplantarum.org/viewtopic.php?t=3443" xlink:type="simple">http://www.floraitaliae.actaplantarum.org/viewtopic.php?t=344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5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Angelica archangelica L.</text:p>
          </table:table-cell>
          <table:table-cell table:style-name="ce2" office:value-type="string" calcext:value-type="string">
            <text:p>Foglie 2-3 volte pennate; infuso di radice per stimolare la digestione</text:p>
          </table:table-cell>
          <table:table-cell table:style-name="ce4" office:value-type="string" calcext:value-type="string">
            <text:p><text:a xlink:href="http://www.floraitaliae.actaplantarum.org/viewtopic.php?t=8998" xlink:type="simple">http://www.floraitaliae.actaplantarum.org/viewtopic.php?t=899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6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Artemisia vulgaris L.</text:p>
          </table:table-cell>
          <table:table-cell table:style-name="ce2" office:value-type="string" calcext:value-type="string">
            <text:p>Folgie alterne; infuso di sommità fiorite come antispasmodico</text:p>
          </table:table-cell>
          <table:table-cell table:style-name="ce4" office:value-type="string" calcext:value-type="string">
            <text:p><text:a xlink:href="http://www.floraitaliae.actaplantarum.org/viewtopic.php?t=38475" xlink:type="simple">http://www.floraitaliae.actaplantarum.org/viewtopic.php?t=3847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7</text:p>
          </table:table-cell>
          <table:table-cell office:value-type="string" calcext:value-type="string">
            <text:p>Bardana</text:p>
          </table:table-cell>
          <table:table-cell office:value-type="string" calcext:value-type="string">
            <text:p>Arctium lappa L.</text:p>
          </table:table-cell>
          <table:table-cell table:style-name="ce2" office:value-type="string" calcext:value-type="string">
            <text:p>Foglie alterne ovali; decotto di radice per la cura del diabete</text:p>
          </table:table-cell>
          <table:table-cell table:style-name="ce4" office:value-type="string" calcext:value-type="string">
            <text:p><text:a xlink:href="http://www.floraitaliae.actaplantarum.org/viewtopic.php?t=15614" xlink:type="simple">http://www.floraitaliae.actaplantarum.org/viewtopic.php?t=1561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8</text:p>
          </table:table-cell>
          <table:table-cell office:value-type="string" calcext:value-type="string">
            <text:p>Biancospino</text:p>
          </table:table-cell>
          <table:table-cell office:value-type="string" calcext:value-type="string">
            <text:p>Crataegus monogyna jacq.</text:p>
          </table:table-cell>
          <table:table-cell table:style-name="ce2" office:value-type="string" calcext:value-type="string">
            <text:p>Foglie alterne; infuso di fiori per calmare il nervosismo</text:p>
          </table:table-cell>
          <table:table-cell table:style-name="ce4" office:value-type="string" calcext:value-type="string">
            <text:p><text:a xlink:href="http://www.floraitaliae.actaplantarum.org/viewtopic.php?t=10885" xlink:type="simple">http://www.floraitaliae.actaplantarum.org/viewtopic.php?t=1088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09</text:p>
          </table:table-cell>
          <table:table-cell office:value-type="string" calcext:value-type="string">
            <text:p>Borragine</text:p>
          </table:table-cell>
          <table:table-cell office:value-type="string" calcext:value-type="string">
            <text:p>Borrago officinalis L.</text:p>
          </table:table-cell>
          <table:table-cell table:style-name="ce2" office:value-type="string" calcext:value-type="string">
            <text:p>Folglie alterne pelose; infuso di fiori per sedare la tosse</text:p>
          </table:table-cell>
          <table:table-cell table:style-name="ce3" office:value-type="string" calcext:value-type="string">
            <text:p><text:a xlink:href="http://www.floraitaliae.actaplantarum.org/viewtopic.php?t=5798" xlink:type="simple">http://www.floraitaliae.actaplantarum.org/viewtopic.php?t=579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0</text:p>
          </table:table-cell>
          <table:table-cell office:value-type="string" calcext:value-type="string">
            <text:p>Calendula</text:p>
          </table:table-cell>
          <table:table-cell office:value-type="string" calcext:value-type="string">
            <text:p>Calendula officinalis</text:p>
          </table:table-cell>
          <table:table-cell table:style-name="ce2" office:value-type="string" calcext:value-type="string">
            <text:p>Foglie basali a rosetta; infuso di fiori per favorire le regole mensili</text:p>
          </table:table-cell>
          <table:table-cell table:style-name="ce4" office:value-type="string" calcext:value-type="string">
            <text:p><text:a xlink:href="http://www.floraitaliae.actaplantarum.org/viewtopic.php?t=48264" xlink:type="simple">http://www.floraitaliae.actaplantarum.org/viewtopic.php?t=4826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1</text:p>
          </table:table-cell>
          <table:table-cell office:value-type="string" calcext:value-type="string">
            <text:p>Camomilla</text:p>
          </table:table-cell>
          <table:table-cell office:value-type="string" calcext:value-type="string">
            <text:p>Matricaria chamomilla L.</text:p>
          </table:table-cell>
          <table:table-cell table:style-name="ce2" office:value-type="string" calcext:value-type="string">
            <text:p>Foglie pennate; tintura di capolini fioriti per difficoltà digestive</text:p>
          </table:table-cell>
          <table:table-cell table:style-name="ce3" office:value-type="string" calcext:value-type="string">
            <text:p><text:a xlink:href="http://www.floraitaliae.actaplantarum.org/viewtopic.php?t=9456" xlink:type="simple">http://www.floraitaliae.actaplantarum.org/viewtopic.php?t=945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2</text:p>
          </table:table-cell>
          <table:table-cell office:value-type="string" calcext:value-type="string">
            <text:p>Celidonia</text:p>
          </table:table-cell>
          <table:table-cell office:value-type="string" calcext:value-type="string">
            <text:p>Chelidonium majus L.</text:p>
          </table:table-cell>
          <table:table-cell table:style-name="ce2" office:value-type="string" calcext:value-type="string">
            <text:p>Foglie pennatosette; succo allo stato naturale per calli e verruche</text:p>
          </table:table-cell>
          <table:table-cell table:style-name="ce4" office:value-type="string" calcext:value-type="string">
            <text:p><text:a xlink:href="http://www.floraitaliae.actaplantarum.org/viewtopic.php?t=3714" xlink:type="simple">http://www.floraitaliae.actaplantarum.org/viewtopic.php?t=371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3</text:p>
          </table:table-cell>
          <table:table-cell office:value-type="string" calcext:value-type="string">
            <text:p>Cicoria selvatica</text:p>
          </table:table-cell>
          <table:table-cell office:value-type="string" calcext:value-type="string">
            <text:p>Cichorium intybus L.</text:p>
          </table:table-cell>
          <table:table-cell table:style-name="ce2" office:value-type="string" calcext:value-type="string">
            <text:p>Foglie superiori lanceolate; decotto di radice come epatoprotettivo</text:p>
          </table:table-cell>
          <table:table-cell table:style-name="ce4" office:value-type="string" calcext:value-type="string">
            <text:p><text:a xlink:href="http://www.floraitaliae.actaplantarum.org/viewtopic.php?t=7098" xlink:type="simple">http://www.floraitaliae.actaplantarum.org/viewtopic.php?t=709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4</text:p>
          </table:table-cell>
          <table:table-cell office:value-type="string" calcext:value-type="string">
            <text:p>Edera terrestre</text:p>
          </table:table-cell>
          <table:table-cell office:value-type="string" calcext:value-type="string">
            <text:p>Glechoma ederacea L.</text:p>
          </table:table-cell>
          <table:table-cell table:style-name="ce2" office:value-type="string" calcext:value-type="string">
            <text:p>Foglie lungamente picciolate; infuso di sommità fiorite come bechico</text:p>
          </table:table-cell>
          <table:table-cell table:style-name="ce4" office:value-type="string" calcext:value-type="string">
            <text:p><text:a xlink:href="http://www.floraitaliae.actaplantarum.org/viewtopic.php?t=5732" xlink:type="simple">http://www.floraitaliae.actaplantarum.org/viewtopic.php?t=573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5</text:p>
          </table:table-cell>
          <table:table-cell office:value-type="string" calcext:value-type="string">
            <text:p>Equiseto</text:p>
          </table:table-cell>
          <table:table-cell office:value-type="string" calcext:value-type="string">
            <text:p>Equisetum arvense L.</text:p>
          </table:table-cell>
          <table:table-cell table:style-name="ce2" office:value-type="string" calcext:value-type="string">
            <text:p>Fusti fertili di diametro max 5 mm; decotto di pianta intera come mineralizzante</text:p>
          </table:table-cell>
          <table:table-cell table:style-name="ce4" office:value-type="string" calcext:value-type="string">
            <text:p><text:a xlink:href="http://www.floraitaliae.actaplantarum.org/viewtopic.php?t=15124" xlink:type="simple">http://www.floraitaliae.actaplantarum.org/viewtopic.php?t=1512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6</text:p>
          </table:table-cell>
          <table:table-cell office:value-type="string" calcext:value-type="string">
            <text:p>Erba limoncina</text:p>
          </table:table-cell>
          <table:table-cell office:value-type="string" calcext:value-type="string">
            <text:p>Lippia citriodora humb.</text:p>
          </table:table-cell>
          <table:table-cell table:style-name="ce2" office:value-type="string" calcext:value-type="string">
            <text:p>Foglie intere lanceolate; infuso di foglie come stomachico</text:p>
          </table:table-cell>
          <table:table-cell table:style-name="ce4" office:value-type="string" calcext:value-type="string">
            <text:p><text:a xlink:href="https://it.wikipedia.org/wiki/Aloysia_citriodora" xlink:type="simple">https://it.wikipedia.org/wiki/Aloysia_citriodora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7</text:p>
          </table:table-cell>
          <table:table-cell office:value-type="string" calcext:value-type="string">
            <text:p>Farfara</text:p>
          </table:table-cell>
          <table:table-cell office:value-type="string" calcext:value-type="string">
            <text:p>Tussilago farfara L.</text:p>
          </table:table-cell>
          <table:table-cell table:style-name="ce2" office:value-type="string" calcext:value-type="string">
            <text:p>Foglie cordato-poligonali; infuso di fiori per tracheite</text:p>
          </table:table-cell>
          <table:table-cell table:style-name="ce4" office:value-type="string" calcext:value-type="string">
            <text:p><text:a xlink:href="http://www.floraitaliae.actaplantarum.org/viewtopic.php?t=675" xlink:type="simple">http://www.floraitaliae.actaplantarum.org/viewtopic.php?t=67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8</text:p>
          </table:table-cell>
          <table:table-cell office:value-type="string" calcext:value-type="string">
            <text:p>Felce maschio</text:p>
          </table:table-cell>
          <table:table-cell office:value-type="string" calcext:value-type="string">
            <text:p>Dryopteris filix-mas L.</text:p>
          </table:table-cell>
          <table:table-cell table:style-name="ce2" office:value-type="string" calcext:value-type="string">
            <text:p>Foglie suoeriormente pennate; polvere di rizoma come antielmintico</text:p>
          </table:table-cell>
          <table:table-cell table:style-name="ce4" office:value-type="string" calcext:value-type="string">
            <text:p><text:a xlink:href="http://www.floraitaliae.actaplantarum.org/viewtopic.php?t=20543" xlink:type="simple">http://www.floraitaliae.actaplantarum.org/viewtopic.php?t=2054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19</text:p>
          </table:table-cell>
          <table:table-cell office:value-type="string" calcext:value-type="string">
            <text:p>Fragola di bosco</text:p>
          </table:table-cell>
          <table:table-cell office:value-type="string" calcext:value-type="string">
            <text:p>Fragaria vesca L.</text:p>
          </table:table-cell>
          <table:table-cell table:style-name="ce2" office:value-type="string" calcext:value-type="string">
            <text:p>Foglie composte da tre foglioline; frutti con un po' di limone negli attacchi di gotta</text:p>
          </table:table-cell>
          <table:table-cell table:style-name="ce4" office:value-type="string" calcext:value-type="string">
            <text:p><text:a xlink:href="http://www.floraitaliae.actaplantarum.org/viewtopic.php?t=2625" xlink:type="simple">http://www.floraitaliae.actaplantarum.org/viewtopic.php?t=262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t20</text:p>
          </table:table-cell>
          <table:table-cell office:value-type="string" calcext:value-type="string">
            <text:p>Gramigna</text:p>
          </table:table-cell>
          <table:table-cell office:value-type="string" calcext:value-type="string">
            <text:p>Cynodon dactylon L.</text:p>
          </table:table-cell>
          <table:table-cell table:style-name="ce2" office:value-type="string" calcext:value-type="string">
            <text:p>Foglie a lembo lineare-lanceolato; decotto di rizoma come diuretico e depurativo</text:p>
          </table:table-cell>
          <table:table-cell table:style-name="ce4" office:value-type="string" calcext:value-type="string">
            <text:p><text:a xlink:href="http://www.floraitaliae.actaplantarum.org/viewtopic.php?t=15055" xlink:type="simple">http://www.floraitaliae.actaplantarum.org/viewtopic.php?t=15055</text:a>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7:20:02.9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zio Minuzzo</meta:initial-creator>
    <meta:creation-date>2018-04-27T19:57:24</meta:creation-date>
    <dc:date>2018-04-28T17:20:14.444000000</dc:date>
    <meta:generator>LibreOffice/5.2.5.1$Windows_x86 LibreOffice_project/0312e1a284a7d50ca85a365c316c7abbf20a4d22</meta:generator>
    <meta:editing-duration>PT1M48S</meta:editing-duration>
    <meta:editing-cycles>2</meta:editing-cycles>
    <meta:document-statistic meta:table-count="3" meta:cell-count="105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